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lge 31: Reza sagte Mark, dass Jojo ihn bestimmt mag, aber wenn er sie auch mag, soll er sie das bald, weil sie Ben bald trifft. Mark glaubt nicht, dass Ben kommen wird, aber Reza denkt dieses mal wird er. Im café sieht Jojo Carla, wer will verzeihen. Sie sagte, dass sie schlief im Wohnzimmer und nicht mit Mark, auch dass, sie will ihn zurück, aber er will nicht mit ihr sein.</text:p>
      <text:p text:style-name="Standard"/>
      <text:p text:style-name="Standard">Folge 32: Alex kommt im Café und stellt seinen Freund, der Haydar heißt, aber er ist nicht den Ben. Nachdem kommen viele anderen im Café auch Mark. Mark sagte Jojo, dass nichts zwischen imh und Carla passiert ist, aber Jojo weißt schon. Sie verzeihen einander, aber Jojo will Ben noch treffen. Sie sagt, dass, weil er so viel über sie weiß, sie ihn kennenlernen muss, aber nichts mehr. Am ende küssen Mark und Jojo.</text:p>
      <text:p text:style-name="Standard"/>
      <text:p text:style-name="Standard">Folge 33: Lena spricht mit Haydar, weil er Schauspieler ist, und Reza sagt, dass sie unsicher, ob sie Schauspielerin sein will, ist. Haydar lädt sie zur Theater ein. Jojo erklärt Alex warum sie Ben noch treffen will, obwohl sie für Mark entshied. Als sie über Ben sprach, sagt Alex dass, Ben der Mann hinter dem Ladentisch war, und Jojo war erstaunt.</text:p>
      <text:p text:style-name="Standard"/>
      <text:p text:style-name="Standard">Stafel 2:</text:p>
      <text:p text:style-name="Standard">Folge 1: Jojo schriebt einen E-Mail, darin sie ihre neue Situation erklärt, zu Lena. Reza und Jojo wohnen in einer neuer WG, weil Mark wieder mit seinen Eltern wohnen muss. Sie sprechen mit Philip, der ihren neuen Mitbewohner wird. Jojo sagt, dass Lena ein Auslandsjahr in Windhuk macht, und Reza soll rein mit die andere neue Mitbewohnerin, Lotta, sein. Reza sagt auch, dass durch den Umzug, ist Jojo Ben losgewo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4-08T22:39:59.26</meta:creation-date>
    <meta:document-statistic meta:table-count="0" meta:image-count="0" meta:object-count="0" meta:page-count="1" meta:paragraph-count="5" meta:word-count="279" meta:character-count="1571"/>
    <dc:date>2016-04-08T23:13:39.01</dc:date>
    <dc:creator>Robert Ritchie</dc:creator>
    <meta:editing-duration>PT2M39S</meta:editing-duration>
    <meta:editing-cycles>1</meta:editing-cycles>
    <meta:generator>OpenOffice/4.1.1$Win32 OpenOffice.org_project/411m6$Build-9775</meta:generator>
  </office:meta>
</office:document-meta>
</file>